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 style:data-style-name="N11">
      <style:table-cell-properties style:text-align-source="fix" style:repeat-content="false" style:vertical-align="automatic"/>
      <style:paragraph-properties fo:text-align="start" fo:margin-left="0mm"/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1">
      <style:table-cell-properties style:text-align-source="fix" style:repeat-content="false" fo:border="none"/>
      <style:paragraph-properties fo:text-align="start" fo:margin-left="0m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 style:data-style-name="N11">
      <style:table-cell-properties style:text-align-source="fix" style:repeat-content="false" fo:border="none" style:vertical-align="automatic"/>
      <style:paragraph-properties fo:text-align="start" fo:margin-left="0mm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7" table:default-cell-style-name="Default"/>
        <table:table-row table:style-name="ro1">
          <table:table-cell table:style-name="ce3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7"/>
          <table:table-cell table:style-name="ce3"/>
          <table:table-cell table:style-name="ce6" table:number-columns-repeated="8"/>
          <table:table-cell/>
          <table:table-cell table:style-name="ce3"/>
          <table:table-cell table:style-name="ce6" table:number-columns-repeated="8"/>
          <table:table-cell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7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COPKM</text:p>
          </table:table-cell>
          <table:table-cell table:style-name="Default" office:value-type="float" office:value="0.19309116" calcext:value-type="float">
            <text:p>0,19309116</text:p>
          </table:table-cell>
          <table:table-cell office:value-type="float" office:value="585" calcext:value-type="float">
            <text:p>585</text:p>
          </table:table-cell>
          <table:table-cell office:value-type="float" office:value="0.377306" calcext:value-type="float">
            <text:p>0,377306</text:p>
          </table:table-cell>
          <table:table-cell table:style-name="ce1" office:value-type="float" office:value="0.0454489478" calcext:value-type="float">
            <text:p>0,0454489478</text:p>
          </table:table-cell>
          <table:table-cell table:style-name="Default" office:value-type="float" office:value="2.3718714" calcext:value-type="float">
            <text:p>2,3718714</text:p>
          </table:table-cell>
          <table:table-cell office:value-type="float" office:value="2638" calcext:value-type="float">
            <text:p>2638</text:p>
          </table:table-cell>
          <table:table-cell office:value-type="float" office:value="6.73392" calcext:value-type="float">
            <text:p>6,73392</text:p>
          </table:table-cell>
          <table:table-cell table:style-name="ce1" office:value-type="float" office:value="43.16101504808" calcext:value-type="float">
            <text:p>43,16101504808</text:p>
          </table:table-cell>
          <table:table-cell table:style-name="Default" office:value-type="float" office:value="0.3833204" calcext:value-type="float">
            <text:p>0,3833204</text:p>
          </table:table-cell>
          <table:table-cell office:value-type="float" office:value="582.2" calcext:value-type="float">
            <text:p>582,2</text:p>
          </table:table-cell>
          <table:table-cell office:value-type="float" office:value="0.5914688" calcext:value-type="float">
            <text:p>0,5914688</text:p>
          </table:table-cell>
          <table:table-cell table:style-name="ce1" office:value-type="float" office:value="0.066989823" calcext:value-type="float">
            <text:p>0,066989823</text:p>
          </table:table-cell>
          <table:table-cell office:value-type="float" office:value="2.1200092" calcext:value-type="float">
            <text:p>2,1200092</text:p>
          </table:table-cell>
          <table:table-cell office:value-type="float" office:value="1120.6" calcext:value-type="float">
            <text:p>1120,6</text:p>
          </table:table-cell>
          <table:table-cell office:value-type="float" office:value="4.159124" calcext:value-type="float">
            <text:p>4,159124</text:p>
          </table:table-cell>
          <table:table-cell table:style-name="ce1" office:value-type="float" office:value="0.095534881" calcext:value-type="float">
            <text:p>0,095534881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style-name="Default" office:value-type="float" office:value="0.1013662" calcext:value-type="float">
            <text:p>0,1013662</text:p>
          </table:table-cell>
          <table:table-cell office:value-type="float" office:value="181.6" calcext:value-type="float">
            <text:p>181,6</text:p>
          </table:table-cell>
          <table:table-cell office:value-type="float" office:value="0.1585518" calcext:value-type="float">
            <text:p>0,1585518</text:p>
          </table:table-cell>
          <table:table-cell table:style-name="ce1" office:value-type="float" office:value="0.6309929298" calcext:value-type="float">
            <text:p>0,6309929298</text:p>
          </table:table-cell>
          <table:table-cell table:style-name="Default" office:value-type="float" office:value="2.509918" calcext:value-type="float">
            <text:p>2,509918</text:p>
          </table:table-cell>
          <table:table-cell office:value-type="float" office:value="2684.6" calcext:value-type="float">
            <text:p>2684,6</text:p>
          </table:table-cell>
          <table:table-cell office:value-type="float" office:value="6.10053" calcext:value-type="float">
            <text:p>6,10053</text:p>
          </table:table-cell>
          <table:table-cell table:style-name="ce1" office:value-type="float" office:value="44.8723880094" calcext:value-type="float">
            <text:p>44,8723880094</text:p>
          </table:table-cell>
          <table:table-cell table:style-name="Default" office:value-type="float" office:value="0.1171912" calcext:value-type="float">
            <text:p>0,1171912</text:p>
          </table:table-cell>
          <table:table-cell office:value-type="float" office:value="9" calcext:value-type="float">
            <text:p>9</text:p>
          </table:table-cell>
          <table:table-cell office:value-type="float" office:value="0.1204086" calcext:value-type="float">
            <text:p>0,1204086</text:p>
          </table:table-cell>
          <table:table-cell table:style-name="ce1" office:value-type="float" office:value="0.4316777214" calcext:value-type="float">
            <text:p>0,4316777214</text:p>
          </table:table-cell>
          <table:table-cell office:value-type="float" office:value="0.7248988" calcext:value-type="float">
            <text:p>0,7248988</text:p>
          </table:table-cell>
          <table:table-cell office:value-type="float" office:value="1185.2" calcext:value-type="float">
            <text:p>1185,2</text:p>
          </table:table-cell>
          <table:table-cell office:value-type="float" office:value="2.881566" calcext:value-type="float">
            <text:p>2,881566</text:p>
          </table:table-cell>
          <table:table-cell table:style-name="ce1" office:value-type="float" office:value="2.425872726" calcext:value-type="float">
            <text:p>2,425872726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CSO</text:p>
          </table:table-cell>
          <table:table-cell table:style-name="Default" office:value-type="float" office:value="0.2895662" calcext:value-type="float">
            <text:p>0,2895662</text:p>
          </table:table-cell>
          <table:table-cell office:value-type="float" office:value="457.4" calcext:value-type="float">
            <text:p>457,4</text:p>
          </table:table-cell>
          <table:table-cell office:value-type="float" office:value="0.4336004" calcext:value-type="float">
            <text:p>0,4336004</text:p>
          </table:table-cell>
          <table:table-cell table:style-name="ce1" office:value-type="float" office:value="1.17079980576" calcext:value-type="float">
            <text:p>1,17079980576</text:p>
          </table:table-cell>
          <table:table-cell table:style-name="Default" office:value-type="float" office:value="7.518898" calcext:value-type="float">
            <text:p>7,518898</text:p>
          </table:table-cell>
          <table:table-cell office:value-type="float" office:value="1823.6" calcext:value-type="float">
            <text:p>1823,6</text:p>
          </table:table-cell>
          <table:table-cell office:value-type="float" office:value="9.957936" calcext:value-type="float">
            <text:p>9,957936</text:p>
          </table:table-cell>
          <table:table-cell table:style-name="ce1" office:value-type="float" office:value="5.88791234064" calcext:value-type="float">
            <text:p>5,88791234064</text:p>
          </table:table-cell>
          <table:table-cell table:style-name="Default" office:value-type="float" office:value="0.3978052" calcext:value-type="float">
            <text:p>0,3978052</text:p>
          </table:table-cell>
          <table:table-cell office:value-type="float" office:value="448.8" calcext:value-type="float">
            <text:p>448,8</text:p>
          </table:table-cell>
          <table:table-cell office:value-type="float" office:value="0.5582602" calcext:value-type="float">
            <text:p>0,5582602</text:p>
          </table:table-cell>
          <table:table-cell table:style-name="ce1" office:value-type="float" office:value="1.18707269844" calcext:value-type="float">
            <text:p>1,18707269844</text:p>
          </table:table-cell>
          <table:table-cell office:value-type="float" office:value="1.982858" calcext:value-type="float">
            <text:p>1,982858</text:p>
          </table:table-cell>
          <table:table-cell office:value-type="float" office:value="1116.2" calcext:value-type="float">
            <text:p>1116,2</text:p>
          </table:table-cell>
          <table:table-cell office:value-type="float" office:value="4.013962" calcext:value-type="float">
            <text:p>4,013962</text:p>
          </table:table-cell>
          <table:table-cell table:style-name="ce1" office:value-type="float" office:value="2.0328027948" calcext:value-type="float">
            <text:p>2,0328027948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CSO-M</text:p>
          </table:table-cell>
          <table:table-cell table:style-name="Default" office:value-type="float" office:value="0.230873" calcext:value-type="float">
            <text:p>0,230873</text:p>
          </table:table-cell>
          <table:table-cell office:value-type="float" office:value="306" calcext:value-type="float">
            <text:p>306</text:p>
          </table:table-cell>
          <table:table-cell office:value-type="float" office:value="0.3272316" calcext:value-type="float">
            <text:p>0,3272316</text:p>
          </table:table-cell>
          <table:table-cell table:style-name="ce1" office:value-type="float" office:value="1.30453389156" calcext:value-type="float">
            <text:p>1,30453389156</text:p>
          </table:table-cell>
          <table:table-cell table:style-name="Default" office:value-type="float" office:value="7.061924" calcext:value-type="float">
            <text:p>7,061924</text:p>
          </table:table-cell>
          <table:table-cell office:value-type="float" office:value="1647.8" calcext:value-type="float">
            <text:p>1647,8</text:p>
          </table:table-cell>
          <table:table-cell office:value-type="float" office:value="9.265834" calcext:value-type="float">
            <text:p>9,265834</text:p>
          </table:table-cell>
          <table:table-cell table:style-name="ce1" office:value-type="float" office:value="8.10835111356" calcext:value-type="float">
            <text:p>8,10835111356</text:p>
          </table:table-cell>
          <table:table-cell table:style-name="Default" office:value-type="float" office:value="0.3357014" calcext:value-type="float">
            <text:p>0,3357014</text:p>
          </table:table-cell>
          <table:table-cell office:value-type="float" office:value="327" calcext:value-type="float">
            <text:p>327</text:p>
          </table:table-cell>
          <table:table-cell office:value-type="float" office:value="0.4526108" calcext:value-type="float">
            <text:p>0,4526108</text:p>
          </table:table-cell>
          <table:table-cell table:style-name="ce1" office:value-type="float" office:value="1.2776790118" calcext:value-type="float">
            <text:p>1,2776790118</text:p>
          </table:table-cell>
          <table:table-cell office:value-type="float" office:value="2.038534" calcext:value-type="float">
            <text:p>2,038534</text:p>
          </table:table-cell>
          <table:table-cell office:value-type="float" office:value="907.8" calcext:value-type="float">
            <text:p>907,8</text:p>
          </table:table-cell>
          <table:table-cell office:value-type="float" office:value="3.690424" calcext:value-type="float">
            <text:p>3,690424</text:p>
          </table:table-cell>
          <table:table-cell table:style-name="ce1" office:value-type="float" office:value="2.46177616476" calcext:value-type="float">
            <text:p>2,46177616476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CSO-P</text:p>
          </table:table-cell>
          <table:table-cell table:style-name="Default" office:value-type="float" office:value="0.1658902" calcext:value-type="float">
            <text:p>0,1658902</text:p>
          </table:table-cell>
          <table:table-cell office:value-type="float" office:value="207.8" calcext:value-type="float">
            <text:p>207,8</text:p>
          </table:table-cell>
          <table:table-cell office:value-type="float" office:value="0.2313258" calcext:value-type="float">
            <text:p>0,2313258</text:p>
          </table:table-cell>
          <table:table-cell table:style-name="ce1" office:value-type="float" office:value="3.68721246264" calcext:value-type="float">
            <text:p>3,68721246264</text:p>
          </table:table-cell>
          <table:table-cell table:style-name="Default" office:value-type="float" office:value="6.306184" calcext:value-type="float">
            <text:p>6,306184</text:p>
          </table:table-cell>
          <table:table-cell office:value-type="float" office:value="1511.2" calcext:value-type="float">
            <text:p>1511,2</text:p>
          </table:table-cell>
          <table:table-cell office:value-type="float" office:value="8.32739" calcext:value-type="float">
            <text:p>8,32739</text:p>
          </table:table-cell>
          <table:table-cell table:style-name="ce1" office:value-type="float" office:value="29.20215697152" calcext:value-type="float">
            <text:p>29,20215697152</text:p>
          </table:table-cell>
          <table:table-cell table:style-name="Default" office:value-type="float" office:value="0.2688784" calcext:value-type="float">
            <text:p>0,2688784</text:p>
          </table:table-cell>
          <table:table-cell office:value-type="float" office:value="237.6" calcext:value-type="float">
            <text:p>237,6</text:p>
          </table:table-cell>
          <table:table-cell office:value-type="float" office:value="0.3538248" calcext:value-type="float">
            <text:p>0,3538248</text:p>
          </table:table-cell>
          <table:table-cell table:style-name="ce1" office:value-type="float" office:value="3.04955422568" calcext:value-type="float">
            <text:p>3,04955422568</text:p>
          </table:table-cell>
          <table:table-cell office:value-type="float" office:value="1.847698" calcext:value-type="float">
            <text:p>1,847698</text:p>
          </table:table-cell>
          <table:table-cell office:value-type="float" office:value="753.2" calcext:value-type="float">
            <text:p>753,2</text:p>
          </table:table-cell>
          <table:table-cell office:value-type="float" office:value="3.218268" calcext:value-type="float">
            <text:p>3,218268</text:p>
          </table:table-cell>
          <table:table-cell table:style-name="ce1" office:value-type="float" office:value="7.79046090124" calcext:value-type="float">
            <text:p>7,7904609012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1" table:number-columns-repeated="17"/>
          <table:table-cell table:number-columns-repeated="7"/>
          <table:table-cell table:style-name="ce6"/>
          <table:table-cell table:number-columns-repeated="3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8"/>
          <table:table-cell table:style-name="ce6" table:number-columns-repeated="5"/>
          <table:table-cell table:number-columns-repeated="5"/>
          <table:table-cell table:style-name="ce6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8"/>
          <table:table-cell table:style-name="ce6" table:number-columns-repeated="9"/>
          <table:table-cell/>
          <table:table-cell table:style-name="ce6" table:number-columns-repeated="9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table:style-name="ce13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7"/>
          <table:table-cell table:style-name="ce23"/>
          <table:table-cell table:style-name="ce6" table:number-columns-repeated="4"/>
          <table:table-cell table:number-columns-repeated="5"/>
          <table:table-cell table:style-name="ce23"/>
          <table:table-cell table:style-name="ce6" table:number-columns-repeated="8"/>
          <table:table-cell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7"/>
          <table:table-cell table:style-name="ce6" table:number-columns-repeated="5"/>
          <table:table-cell table:number-columns-repeated="5"/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COPKM</text:p>
          </table:table-cell>
          <table:table-cell table:style-name="Default" office:value-type="float" office:value="0.19309116" calcext:value-type="float">
            <text:p>0,19309116</text:p>
          </table:table-cell>
          <table:table-cell office:value-type="float" office:value="1178.4" calcext:value-type="float">
            <text:p>1178,4</text:p>
          </table:table-cell>
          <table:table-cell office:value-type="float" office:value="0.5641664" calcext:value-type="float">
            <text:p>0,5641664</text:p>
          </table:table-cell>
          <table:table-cell table:style-name="ce1" office:value-type="float" office:value="0.0523227986" calcext:value-type="float">
            <text:p>0,0523227986</text:p>
          </table:table-cell>
          <table:table-cell table:style-name="Default" office:value-type="float" office:value="3.0555152" calcext:value-type="float">
            <text:p>3,0555152</text:p>
          </table:table-cell>
          <table:table-cell office:value-type="float" office:value="5008.8" calcext:value-type="float">
            <text:p>5008,8</text:p>
          </table:table-cell>
          <table:table-cell office:value-type="float" office:value="11.936774" calcext:value-type="float">
            <text:p>11,936774</text:p>
          </table:table-cell>
          <table:table-cell table:style-name="ce1" office:value-type="float" office:value="42.26533541168" calcext:value-type="float">
            <text:p>42,26533541168</text:p>
          </table:table-cell>
          <table:table-cell table:style-name="Default" office:value-type="float" office:value="0.2990654" calcext:value-type="float">
            <text:p>0,2990654</text:p>
          </table:table-cell>
          <table:table-cell office:value-type="float" office:value="1212.8" calcext:value-type="float">
            <text:p>1212,8</text:p>
          </table:table-cell>
          <table:table-cell office:value-type="float" office:value="0.732666" calcext:value-type="float">
            <text:p>0,732666</text:p>
          </table:table-cell>
          <table:table-cell table:style-name="ce1" office:value-type="float" office:value="0.0639003048" calcext:value-type="float">
            <text:p>0,0639003048</text:p>
          </table:table-cell>
          <table:table-cell office:value-type="float" office:value="2.841118" calcext:value-type="float">
            <text:p>2,841118</text:p>
          </table:table-cell>
          <table:table-cell office:value-type="float" office:value="2347" calcext:value-type="float">
            <text:p>2347</text:p>
          </table:table-cell>
          <table:table-cell office:value-type="float" office:value="7.111866" calcext:value-type="float">
            <text:p>7,111866</text:p>
          </table:table-cell>
          <table:table-cell table:style-name="ce1" office:value-type="float" office:value="0.1702597336" calcext:value-type="float">
            <text:p>0,1702597336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style-name="Default" office:value-type="float" office:value="0.1016958" calcext:value-type="float">
            <text:p>0,1016958</text:p>
          </table:table-cell>
          <table:table-cell office:value-type="float" office:value="302.6" calcext:value-type="float">
            <text:p>302,6</text:p>
          </table:table-cell>
          <table:table-cell office:value-type="float" office:value="0.1969836" calcext:value-type="float">
            <text:p>0,1969836</text:p>
          </table:table-cell>
          <table:table-cell table:style-name="ce1" office:value-type="float" office:value="0.5729854124" calcext:value-type="float">
            <text:p>0,5729854124</text:p>
          </table:table-cell>
          <table:table-cell table:style-name="Default" office:value-type="float" office:value="2.708116" calcext:value-type="float">
            <text:p>2,708116</text:p>
          </table:table-cell>
          <table:table-cell office:value-type="float" office:value="5335.8" calcext:value-type="float">
            <text:p>5335,8</text:p>
          </table:table-cell>
          <table:table-cell office:value-type="float" office:value="9.844656" calcext:value-type="float">
            <text:p>9,844656</text:p>
          </table:table-cell>
          <table:table-cell table:style-name="ce1" office:value-type="float" office:value="57.6729958076" calcext:value-type="float">
            <text:p>57,6729958076</text:p>
          </table:table-cell>
          <table:table-cell table:style-name="Default" office:value-type="float" office:value="0.1171538" calcext:value-type="float">
            <text:p>0,1171538</text:p>
          </table:table-cell>
          <table:table-cell office:value-type="float" office:value="19.4" calcext:value-type="float">
            <text:p>19,4</text:p>
          </table:table-cell>
          <table:table-cell office:value-type="float" office:value="0.1240894" calcext:value-type="float">
            <text:p>0,1240894</text:p>
          </table:table-cell>
          <table:table-cell table:style-name="ce1" office:value-type="float" office:value="0.4726461056" calcext:value-type="float">
            <text:p>0,4726461056</text:p>
          </table:table-cell>
          <table:table-cell office:value-type="float" office:value="0.7357046" calcext:value-type="float">
            <text:p>0,7357046</text:p>
          </table:table-cell>
          <table:table-cell office:value-type="float" office:value="2418" calcext:value-type="float">
            <text:p>2418</text:p>
          </table:table-cell>
          <table:table-cell office:value-type="float" office:value="5.135648" calcext:value-type="float">
            <text:p>5,135648</text:p>
          </table:table-cell>
          <table:table-cell table:style-name="ce1" office:value-type="float" office:value="2.533093233" calcext:value-type="float">
            <text:p>2,533093233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CSO</text:p>
          </table:table-cell>
          <table:table-cell table:style-name="Default" office:value-type="float" office:value="0.2924846" calcext:value-type="float">
            <text:p>0,2924846</text:p>
          </table:table-cell>
          <table:table-cell office:value-type="float" office:value="899.2" calcext:value-type="float">
            <text:p>899,2</text:p>
          </table:table-cell>
          <table:table-cell office:value-type="float" office:value="0.5756408" calcext:value-type="float">
            <text:p>0,5756408</text:p>
          </table:table-cell>
          <table:table-cell table:style-name="ce1" office:value-type="float" office:value="1.24504459804" calcext:value-type="float">
            <text:p>1,24504459804</text:p>
          </table:table-cell>
          <table:table-cell table:style-name="Default" office:value-type="float" office:value="7.489274" calcext:value-type="float">
            <text:p>7,489274</text:p>
          </table:table-cell>
          <table:table-cell office:value-type="float" office:value="3595.6" calcext:value-type="float">
            <text:p>3595,6</text:p>
          </table:table-cell>
          <table:table-cell office:value-type="float" office:value="12.29832" calcext:value-type="float">
            <text:p>12,29832</text:p>
          </table:table-cell>
          <table:table-cell table:style-name="ce1" office:value-type="float" office:value="6.73583077336" calcext:value-type="float">
            <text:p>6,73583077336</text:p>
          </table:table-cell>
          <table:table-cell table:style-name="Default" office:value-type="float" office:value="0.394227" calcext:value-type="float">
            <text:p>0,394227</text:p>
          </table:table-cell>
          <table:table-cell office:value-type="float" office:value="913" calcext:value-type="float">
            <text:p>913</text:p>
          </table:table-cell>
          <table:table-cell office:value-type="float" office:value="0.7206434" calcext:value-type="float">
            <text:p>0,7206434</text:p>
          </table:table-cell>
          <table:table-cell table:style-name="ce1" office:value-type="float" office:value="1.25517264548" calcext:value-type="float">
            <text:p>1,25517264548</text:p>
          </table:table-cell>
          <table:table-cell office:value-type="float" office:value="2.059214" calcext:value-type="float">
            <text:p>2,059214</text:p>
          </table:table-cell>
          <table:table-cell office:value-type="float" office:value="2221.4" calcext:value-type="float">
            <text:p>2221,4</text:p>
          </table:table-cell>
          <table:table-cell office:value-type="float" office:value="6.101412" calcext:value-type="float">
            <text:p>6,101412</text:p>
          </table:table-cell>
          <table:table-cell table:style-name="ce1" office:value-type="float" office:value="2.2384016678" calcext:value-type="float">
            <text:p>2,2384016678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CSO-M</text:p>
          </table:table-cell>
          <table:table-cell table:style-name="Default" office:value-type="float" office:value="0.2554034" calcext:value-type="float">
            <text:p>0,2554034</text:p>
          </table:table-cell>
          <table:table-cell office:value-type="float" office:value="729.6" calcext:value-type="float">
            <text:p>729,6</text:p>
          </table:table-cell>
          <table:table-cell office:value-type="float" office:value="0.4851526" calcext:value-type="float">
            <text:p>0,4851526</text:p>
          </table:table-cell>
          <table:table-cell table:style-name="ce1" office:value-type="float" office:value="1.39059066284" calcext:value-type="float">
            <text:p>1,39059066284</text:p>
          </table:table-cell>
          <table:table-cell table:style-name="Default" office:value-type="float" office:value="7.143498" calcext:value-type="float">
            <text:p>7,143498</text:p>
          </table:table-cell>
          <table:table-cell office:value-type="float" office:value="3175.6" calcext:value-type="float">
            <text:p>3175,6</text:p>
          </table:table-cell>
          <table:table-cell office:value-type="float" office:value="11.3908" calcext:value-type="float">
            <text:p>11,3908</text:p>
          </table:table-cell>
          <table:table-cell table:style-name="ce1" office:value-type="float" office:value="8.530917647" calcext:value-type="float">
            <text:p>8,530917647</text:p>
          </table:table-cell>
          <table:table-cell table:style-name="Default" office:value-type="float" office:value="0.3293758" calcext:value-type="float">
            <text:p>0,3293758</text:p>
          </table:table-cell>
          <table:table-cell office:value-type="float" office:value="605.2" calcext:value-type="float">
            <text:p>605,2</text:p>
          </table:table-cell>
          <table:table-cell office:value-type="float" office:value="0.5457472" calcext:value-type="float">
            <text:p>0,5457472</text:p>
          </table:table-cell>
          <table:table-cell table:style-name="ce1" office:value-type="float" office:value="1.3947938072" calcext:value-type="float">
            <text:p>1,3947938072</text:p>
          </table:table-cell>
          <table:table-cell office:value-type="float" office:value="2.212782" calcext:value-type="float">
            <text:p>2,212782</text:p>
          </table:table-cell>
          <table:table-cell office:value-type="float" office:value="1683.6" calcext:value-type="float">
            <text:p>1683,6</text:p>
          </table:table-cell>
          <table:table-cell office:value-type="float" office:value="5.276366" calcext:value-type="float">
            <text:p>5,276366</text:p>
          </table:table-cell>
          <table:table-cell table:style-name="ce1" office:value-type="float" office:value="2.68677132052" calcext:value-type="float">
            <text:p>2,68677132052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CSO-P</text:p>
          </table:table-cell>
          <table:table-cell table:style-name="Default" office:value-type="float" office:value="0.1681822" calcext:value-type="float">
            <text:p>0,1681822</text:p>
          </table:table-cell>
          <table:table-cell office:value-type="float" office:value="434.2" calcext:value-type="float">
            <text:p>434,2</text:p>
          </table:table-cell>
          <table:table-cell office:value-type="float" office:value="0.3049106" calcext:value-type="float">
            <text:p>0,3049106</text:p>
          </table:table-cell>
          <table:table-cell table:style-name="ce1" office:value-type="float" office:value="4.02700154816" calcext:value-type="float">
            <text:p>4,02700154816</text:p>
          </table:table-cell>
          <table:table-cell table:style-name="Default" office:value-type="float" office:value="6.539426" calcext:value-type="float">
            <text:p>6,539426</text:p>
          </table:table-cell>
          <table:table-cell office:value-type="float" office:value="2916.4" calcext:value-type="float">
            <text:p>2916,4</text:p>
          </table:table-cell>
          <table:table-cell office:value-type="float" office:value="10.44006" calcext:value-type="float">
            <text:p>10,44006</text:p>
          </table:table-cell>
          <table:table-cell table:style-name="ce1" office:value-type="float" office:value="34.02295315344" calcext:value-type="float">
            <text:p>34,02295315344</text:p>
          </table:table-cell>
          <table:table-cell table:style-name="Default" office:value-type="float" office:value="0.253414" calcext:value-type="float">
            <text:p>0,253414</text:p>
          </table:table-cell>
          <table:table-cell office:value-type="float" office:value="405.8" calcext:value-type="float">
            <text:p>405,8</text:p>
          </table:table-cell>
          <table:table-cell office:value-type="float" office:value="0.3984956" calcext:value-type="float">
            <text:p>0,3984956</text:p>
          </table:table-cell>
          <table:table-cell table:style-name="ce1" office:value-type="float" office:value="3.90667834328" calcext:value-type="float">
            <text:p>3,90667834328</text:p>
          </table:table-cell>
          <table:table-cell office:value-type="float" office:value="2.139424" calcext:value-type="float">
            <text:p>2,139424</text:p>
          </table:table-cell>
          <table:table-cell office:value-type="float" office:value="1105.2" calcext:value-type="float">
            <text:p>1105,2</text:p>
          </table:table-cell>
          <table:table-cell office:value-type="float" office:value="4.15051" calcext:value-type="float">
            <text:p>4,15051</text:p>
          </table:table-cell>
          <table:table-cell table:style-name="ce1" office:value-type="float" office:value="7.5645223294" calcext:value-type="float">
            <text:p>7,5645223294</text:p>
          </table:table-cell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ce11" table:number-columns-repeated="17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6"/>
          <table:table-cell table:number-columns-repeated="3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8"/>
          <table:table-cell table:style-name="ce6" table:number-columns-repeated="5"/>
          <table:table-cell table:number-columns-repeated="3"/>
          <table:table-cell table:style-name="ce6"/>
          <table:table-cell/>
          <table:table-cell table:style-name="ce6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/>
        </table:table-row>
        <table:table-row table:style-name="ro1">
          <table:table-cell table:style-name="Default"/>
          <table:table-cell table:style-name="ce27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 table:number-columns-repeated="2"/>
          <table:table-cell table:number-columns-repeated="8"/>
          <table:table-cell table:style-name="ce6" table:number-columns-repeated="5"/>
          <table:table-cell table:number-columns-repeated="3"/>
          <table:table-cell table:style-name="ce6"/>
          <table:table-cell/>
          <table:table-cell table:style-name="ce6" table:number-columns-repeated="9"/>
          <table:table-cell/>
        </table:table-row>
        <table:table-row table:style-name="ro1"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2"/>
          <table:table-cell table:style-name="ce6"/>
          <table:table-cell table:number-columns-repeated="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0"/>
          <table:table-cell table:style-name="ce6" table:number-columns-repeated="3"/>
          <table:table-cell table:number-columns-repeated="1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3"/>
          <table:table-cell table:number-columns-repeated="3"/>
          <table:table-cell table:style-name="ce6" table:number-columns-repeated="2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3"/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/>
          <table:table-cell table:style-name="ce27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3"/>
          <table:table-cell table:style-name="ce6" table:number-columns-repeated="1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 table:number-columns-repeated="1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/>
          <table:table-cell table:style-name="Default"/>
          <table:table-cell table:style-name="ce6" table:number-columns-repeated="3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3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23"/>
          <table:table-cell table:style-name="ce6"/>
          <table:table-cell table:number-columns-repeated="4"/>
          <table:table-cell table:style-name="Default"/>
          <table:table-cell table:style-name="ce6" table:number-columns-repeated="2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Default"/>
          <table:table-cell table:style-name="ce6" table:number-columns-repeated="2"/>
          <table:table-cell table:number-columns-repeated="4"/>
          <table:table-cell table:style-name="Default"/>
          <table:table-cell table:style-name="ce6" table:number-columns-repeated="2"/>
          <table:table-cell table:number-columns-repeated="8"/>
          <table:table-cell table:style-name="ce6" table:number-columns-repeated="17"/>
        </table:table-row>
        <table:table-row table:style-name="ro1">
          <table:table-cell/>
          <table:table-cell table:style-name="ce23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8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Default"/>
          <table:table-cell table:style-name="ce6" table:number-columns-repeated="3"/>
          <table:table-cell table:number-columns-repeated="2"/>
          <table:table-cell table:style-name="ce6"/>
          <table:table-cell table:number-columns-repeated="8"/>
          <table:table-cell table:style-name="ce6" table:number-columns-repeated="1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ce3"/>
          <table:table-cell table:style-name="ce23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3"/>
          <table:table-cell table:style-name="ce6" table:number-columns-repeated="3"/>
          <table:table-cell table:number-columns-repeated="2"/>
          <table:table-cell table:style-name="ce3"/>
          <table:table-cell table:style-name="ce6" table:number-columns-repeated="4"/>
          <table:table-cell table:number-columns-repeated="21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5"/>
          <table:table-cell table:style-name="Default"/>
          <table:table-cell/>
          <table:table-cell table:style-name="ce6" table:number-columns-repeated="5"/>
          <table:table-cell table:number-columns-repeated="21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 table:number-columns-repeated="5"/>
          <table:table-cell table:style-name="Default"/>
          <table:table-cell/>
          <table:table-cell table:style-name="ce6" table:number-columns-repeated="5"/>
          <table:table-cell table:number-columns-repeated="21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ce6" table:number-columns-repeated="2"/>
          <table:table-cell table:number-columns-repeated="4"/>
          <table:table-cell table:style-name="Default"/>
          <table:table-cell table:style-name="ce6" table:number-columns-repeated="6"/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 table:number-columns-repeated="3"/>
          <table:table-cell table:style-name="ce6"/>
          <table:table-cell table:number-columns-repeated="2"/>
          <table:table-cell table:style-name="ce6" table:number-columns-repeated="2"/>
          <table:table-cell table:number-columns-repeated="4"/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6" table:number-columns-repeated="3"/>
          <table:table-cell table:number-columns-repeated="2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4"/>
          <table:table-cell table:style-name="Default"/>
          <table:table-cell table:number-columns-repeated="27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ce6"/>
          <table:table-cell table:style-name="Default" table:number-columns-repeated="2"/>
          <table:table-cell table:number-columns-repeated="6"/>
          <table:table-cell table:style-name="Default"/>
          <table:table-cell table:number-columns-repeated="2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ce6"/>
          <table:table-cell table:style-name="Default" table:number-columns-repeated="2"/>
          <table:table-cell table:number-columns-repeated="34"/>
        </table:table-row>
        <table:table-row table:style-name="ro1" table:number-rows-repeated="14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8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4"/>
        </table:table-row>
        <table:table-row table:style-name="ro1" table:number-rows-repeated="2">
          <table:table-cell/>
          <table:table-cell table:style-name="Default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4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4"/>
        </table:table-row>
        <table:table-row table:style-name="ro1" table:number-rows-repeated="2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8"/>
        </table:table-row>
        <table:table-row table:style-name="ro1" table:number-rows-repeated="31">
          <table:table-cell table:number-columns-repeated="13"/>
          <table:table-cell table:style-name="ce6"/>
          <table:table-cell table:number-columns-repeated="3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3">
          <table:table-cell table:style-name="Default"/>
          <table:table-cell/>
          <table:table-cell table:style-name="ce6"/>
          <table:table-cell/>
          <table:table-cell table:style-name="Default" table:number-columns-repeated="2"/>
          <table:table-cell table:style-name="ce6"/>
          <table:table-cell/>
          <table:table-cell table:style-name="Default" table:number-columns-repeated="2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>
          <table:table-cell table:style-name="Default"/>
          <table:table-cell/>
          <table:table-cell table:style-name="ce6"/>
          <table:table-cell/>
          <table:table-cell table:style-name="Default" table:number-columns-repeated="2"/>
          <table:table-cell table:style-name="ce6"/>
          <table:table-cell/>
          <table:table-cell table:style-name="Default" table:number-columns-repeated="2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5"/>
        </table:table-row>
        <table:table-row table:style-name="ro1" table:number-rows-repeated="3">
          <table:table-cell table:style-name="Default"/>
          <table:table-cell/>
          <table:table-cell table:style-name="ce6"/>
          <table:table-cell/>
          <table:table-cell table:style-name="Default" table:number-columns-repeated="2"/>
          <table:table-cell table:style-name="ce6"/>
          <table:table-cell/>
          <table:table-cell table:style-name="Default" table:number-columns-repeated="2"/>
          <table:table-cell table:style-name="ce6"/>
          <table:table-cell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25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6"/>
          <table:table-cell table:number-columns-repeated="2"/>
          <table:table-cell table:style-name="Default"/>
          <table:table-cell table:style-name="ce6"/>
          <table:table-cell table:number-columns-repeated="26"/>
        </table:table-row>
        <table:table-row table:style-name="ro1"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  <table:table-row table:style-name="ro1">
          <table:table-cell table:style-name="Default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/>
          <table:table-cell table:style-name="ce6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104" number:language="es" number:country="ES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2:15:55.497087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6-23T14:12:40.915065758</dc:date>
    <meta:editing-duration>PT12H45M</meta:editing-duration>
    <meta:editing-cycles>22</meta:editing-cycles>
    <meta:generator>LibreOffice/6.0.7.3$Linux_X86_64 LibreOffice_project/00m0$Build-3</meta:generator>
    <meta:document-statistic meta:table-count="1" meta:cell-count="214" meta:object-count="0"/>
  </office:meta>
</office:document-meta>
</file>